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7"/>"code": 200, <text:s text:c="4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up OTP verify</text:p>
          </table:table-cell>
          <table:table-cell table:style-name="ce3" office:value-type="string" calcext:value-type="string">
            <text:p>auth/signup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otp”:12345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>If Inactive user:{'code': 403,'status': ‘Oops!,Your account is Inactive’}--&gt;mail willbe s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ign In OTP verify</text:p>
          </table:table-cell>
          <table:table-cell table:style-name="ce3" office:value-type="string" calcext:value-type="string">
            <text:p>/auth/signin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,</text:p>
            <text:p>   “otp”:12345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/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Get my post</text:p>
          </table:table-cell>
          <table:table-cell office:value-type="string" calcext:value-type="string">
            <text:p>/post/my_pos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Edit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3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18:40:20.9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1:26:48.223571474</meta:creation-date>
    <dc:date>2020-06-27T18:45:27.932000000</dc:date>
    <meta:editing-duration>PT6H56M30S</meta:editing-duration>
    <meta:editing-cycles>24</meta:editing-cycles>
    <meta:generator>LibreOffice/6.4.3.2$Windows_X86_64 LibreOffice_project/747b5d0ebf89f41c860ec2a39efd7cb15b54f2d8</meta:generator>
    <meta:document-statistic meta:table-count="1" meta:cell-count="146" meta:object-count="0"/>
  </office:meta>
</office:document-meta>
</file>